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8335in"/>
        </style:tab-stops>
      </style:paragraph-properties>
    </style:style>
    <style:style style:name="P2" style:family="paragraph" style:parent-style-name="Standard" style:list-style-name="WW8Num9">
      <style:paragraph-properties>
        <style:tab-stops>
          <style:tab-stop style:position="0.8335in"/>
        </style:tab-stops>
      </style:paragraph-properties>
    </style:style>
    <style:style style:name="P3" style:family="paragraph" style:parent-style-name="Standard">
      <style:paragraph-properties>
        <style:tab-stops>
          <style:tab-stop style:position="0.8335in"/>
        </style:tab-stops>
      </style:paragraph-properties>
      <style:text-properties style:font-name="Verdana" fo:font-size="10pt" style:font-size-asian="10pt" style:font-name-complex="Verdana" style:font-size-complex="10pt"/>
    </style:style>
    <style:style style:name="P4" style:family="paragraph" style:parent-style-name="Standard">
      <style:text-properties fo:color="#000000"/>
    </style:style>
    <style:style style:name="P5" style:family="paragraph" style:parent-style-name="Standard">
      <style:paragraph-properties fo:margin-left="0.25in" fo:margin-right="0in" fo:text-indent="0in" style:auto-text-indent="false">
        <style:tab-stops>
          <style:tab-stop style:position="0.8335in"/>
        </style:tab-stops>
      </style:paragraph-properties>
    </style:style>
    <style:style style:name="P6" style:family="paragraph" style:parent-style-name="Standard">
      <style:paragraph-properties fo:margin-left="0.8335in" fo:margin-right="0in" fo:text-indent="0in" style:auto-text-indent="false">
        <style:tab-stops>
          <style:tab-stop style:position="0.8335in"/>
        </style:tab-stops>
      </style:paragraph-properties>
    </style:style>
    <style:style style:name="P7" style:family="paragraph" style:parent-style-name="Standard">
      <style:paragraph-properties fo:margin-top="0.1945in" fo:margin-bottom="0.1945in" style:contextual-spacing="false"/>
    </style:style>
    <style:style style:name="P8" style:family="paragraph" style:parent-style-name="Standard">
      <style:paragraph-properties fo:margin-top="0.1945in" fo:margin-bottom="0.1945in" style:contextual-spacing="false"/>
      <style:text-properties fo:color="#000000"/>
    </style:style>
    <style:style style:name="P9" style:family="paragraph" style:parent-style-name="Standard">
      <style:paragraph-properties fo:margin-left="0.0626in" fo:margin-right="0.0626in" fo:margin-top="0.0417in" fo:margin-bottom="0.0102in" style:contextual-spacing="false" fo:text-indent="0in" style:auto-text-indent="false"/>
      <style:text-properties style:font-name="Verdana" fo:font-size="10pt" style:font-size-asian="10pt" style:font-name-complex="Verdana" style:font-size-complex="10pt"/>
    </style:style>
    <style:style style:name="P10" style:family="paragraph" style:parent-style-name="Standard">
      <style:paragraph-properties fo:margin-left="0.0311in" fo:margin-right="0in" fo:text-indent="0in" style:auto-text-indent="false">
        <style:tab-stops>
          <style:tab-stop style:position="0.1953in"/>
        </style:tab-stops>
      </style:paragraph-properties>
    </style:style>
    <style:style style:name="P11" style:family="paragraph" style:parent-style-name="Standard" style:master-page-name="Standard">
      <style:paragraph-properties style:page-number="auto">
        <style:tab-stops>
          <style:tab-stop style:position="0.8335in"/>
        </style:tab-stops>
      </style:paragraph-properties>
    </style:style>
    <style:style style:name="P12" style:family="paragraph" style:parent-style-name="Normal_20__28_Web_29_">
      <style:text-properties fo:language="en" fo:country="none"/>
    </style:style>
    <style:style style:name="P13" style:family="paragraph" style:parent-style-name="Normal_20__28_Web_29_">
      <style:text-properties fo:language="en" fo:country="none" fo:font-weight="bold" style:font-weight-asian="bold"/>
    </style:style>
    <style:style style:name="P14" style:family="paragraph" style:parent-style-name="Normal_20__28_Web_29_">
      <style:text-properties fo:font-weight="bold" style:font-weight-asian="bold"/>
    </style:style>
    <style:style style:name="P15" style:family="paragraph" style:parent-style-name="Normal_20__28_Web_29_">
      <style:paragraph-properties style:line-height-at-least="0.1563in"/>
    </style:style>
    <style:style style:name="P16" style:family="paragraph" style:parent-style-name="Normal_20__28_Web_29_">
      <style:paragraph-properties fo:text-align="justify" style:justify-single-word="false"/>
    </style:style>
    <style:style style:name="P17" style:family="paragraph" style:parent-style-name="Normal_20__28_Web_29_">
      <style:text-properties style:font-name="Verdana" fo:font-size="10pt" style:font-size-asian="10pt" style:font-name-complex="Verdana" style:font-size-complex="10pt"/>
    </style:style>
    <style:style style:name="P18" style:family="paragraph" style:parent-style-name="Normal_20__28_Web_29_">
      <style:text-properties style:font-name="Arial" fo:font-size="10pt" style:font-size-asian="10pt" style:font-name-complex="Arial" style:font-size-complex="10pt"/>
    </style:style>
    <style:style style:name="P19" style:family="paragraph" style:parent-style-name="Normal_20__28_Web_29_">
      <style:text-properties style:font-name="Arial" fo:font-size="10pt" fo:font-weight="bold" style:font-size-asian="10pt" style:font-weight-asian="bold" style:font-name-complex="Arial" style:font-size-complex="10pt"/>
    </style:style>
    <style:style style:name="P20" style:family="paragraph" style:parent-style-name="Normal_20__28_Web_29_" style:list-style-name="WW8Num8">
      <style:paragraph-properties fo:margin-top="0.1945in" fo:margin-bottom="0.1945in" style:contextual-spacing="false"/>
    </style:style>
    <style:style style:name="P21" style:family="paragraph" style:parent-style-name="Normal_20__28_Web_29_">
      <style:paragraph-properties fo:margin-left="0.0626in" fo:margin-right="0.0626in" fo:text-indent="0in" style:auto-text-indent="false"/>
    </style:style>
    <style:style style:name="P22" style:family="paragraph" style:parent-style-name="Heading_20_42">
      <style:paragraph-properties fo:background-color="#ffffff">
        <style:background-image/>
      </style:paragraph-properties>
    </style:style>
    <style:style style:name="P23" style:family="paragraph" style:parent-style-name="Normal_20__28_Web_29_20">
      <style:paragraph-properties fo:background-color="#ffffff">
        <style:background-image/>
      </style:paragraph-properties>
    </style:style>
    <style:style style:name="P24" style:family="paragraph" style:parent-style-name="Normal_20__28_Web_29_20">
      <style:paragraph-properties fo:background-color="#ffffff">
        <style:background-image/>
      </style:paragraph-properties>
      <style:text-properties fo:font-size="12pt" style:font-size-asian="12pt" style:font-size-complex="12pt"/>
    </style:style>
    <style:style style:name="P25" style:family="paragraph" style:parent-style-name="Default">
      <style:paragraph-properties fo:text-align="justify" style:justify-single-word="false"/>
    </style:style>
    <style:style style:name="P26" style:family="paragraph" style:parent-style-name="Default">
      <style:text-properties fo:color="#000000"/>
    </style:style>
    <style:style style:name="P27" style:family="paragraph" style:parent-style-name="Default">
      <style:paragraph-properties fo:text-align="justify" style:justify-single-word="false"/>
      <style:text-properties fo:color="#000000"/>
    </style:style>
    <style:style style:name="P28" style:family="paragraph" style:parent-style-name="Default" style:list-style-name="WW8Num1">
      <style:paragraph-properties fo:margin-left="0.5in" fo:margin-right="0in" fo:text-align="justify" style:justify-single-word="false" fo:text-indent="0in" style:auto-text-indent="false"/>
      <style:text-properties fo:color="#000000"/>
    </style:style>
    <style:style style:name="P29" style:family="paragraph" style:parent-style-name="Default" style:list-style-name="WW8Num5">
      <style:paragraph-properties fo:margin-left="0.5in" fo:margin-right="0in" fo:text-align="justify" style:justify-single-word="false" fo:text-indent="0in" style:auto-text-indent="false"/>
      <style:text-properties fo:color="#000000"/>
    </style:style>
    <style:style style:name="P30" style:family="paragraph" style:parent-style-name="Default" style:list-style-name="WW8Num4">
      <style:paragraph-properties fo:margin-left="0.5in" fo:margin-right="0in" fo:text-align="justify" style:justify-single-word="false" fo:text-indent="0in" style:auto-text-indent="false"/>
      <style:text-properties fo:color="#000000"/>
    </style:style>
    <style:style style:name="P31" style:family="paragraph" style:parent-style-name="Default" style:list-style-name="WW8Num4" style:master-page-name="Convert_20_1">
      <style:paragraph-properties fo:margin-left="0.5in" fo:margin-right="0in" fo:text-align="justify" style:justify-single-word="false" fo:text-indent="0in" style:auto-text-indent="false" style:page-number="auto"/>
      <style:text-properties fo:color="#000000"/>
    </style:style>
    <style:style style:name="P32" style:family="paragraph" style:parent-style-name="Default">
      <style:paragraph-properties fo:margin-left="0.5in" fo:margin-right="0in" fo:text-align="justify" style:justify-single-word="false" fo:text-indent="0.5in" style:auto-text-indent="false"/>
      <style:text-properties fo:color="#000000"/>
    </style:style>
    <style:style style:name="P33" style:family="paragraph" style:parent-style-name="Default" style:list-style-name="WW8Num2">
      <style:paragraph-properties fo:margin-left="1in" fo:margin-right="0in" fo:text-align="justify" style:justify-single-word="false" fo:text-indent="0in" style:auto-text-indent="false"/>
      <style:text-properties fo:color="#000000"/>
    </style:style>
    <style:style style:name="P34" style:family="paragraph" style:parent-style-name="Default" style:master-page-name="Convert_20_2">
      <style:paragraph-properties style:page-number="auto"/>
    </style:style>
    <style:style style:name="T1" style:family="text">
      <style:text-properties style:text-position="super 58%"/>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style="italic" style:font-style-asian="italic" style:font-style-complex="italic"/>
    </style:style>
    <style:style style:name="T5" style:family="text">
      <style:text-properties style:font-name="Verdana" fo:font-size="10pt" style:font-size-asian="10pt" style:font-name-complex="Verdana" style:font-size-complex="10pt"/>
    </style:style>
    <style:style style:name="T6" style:family="text">
      <style:text-properties style:font-name="Verdana" fo:font-size="10pt" fo:font-weight="bold" style:font-size-asian="10pt" style:font-weight-asian="bold" style:font-name-complex="Verdana" style:font-size-complex="10pt" style:font-weight-complex="bold"/>
    </style:style>
    <style:style style:name="T7" style:family="text">
      <style:text-properties fo:color="#000000"/>
    </style:style>
    <style:style style:name="T8" style:family="text">
      <style:text-properties fo:font-weight="bold" style:font-weight-asian="bold"/>
    </style:style>
    <style:style style:name="T9" style:family="text">
      <style:text-properties style:font-name-asian="Verdana"/>
    </style:style>
    <style:style style:name="T10" style:family="text">
      <style:text-properties fo:font-style="italic" style:font-style-asian="italic" style:font-style-complex="italic"/>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style:font-name="Times New Roman" fo:font-size="12pt" style:font-size-asian="12pt" style:font-name-complex="Times New Roman" style:font-size-complex="12pt"/>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estion 1</text:p>
      <text:p text:style-name="P1"/>
      <text:p text:style-name="P12">Greetings: I want to begin with thanks to the search committee – I am grateful and flattered to be given this opportunity. Your college has had excellent leadership and stability at the top for a considerable number of years; and I appreciate the awesome responsibility that you have in finding a leader of this great and unique community college. Despite all of the accomplishments of the college it is a great opportunity for the college reach new heights and places that it hasn’t been.</text:p>
      <text:p text:style-name="P1">There are several reasons I would very much like to serve FKCC as its next president. A couple of years ago I was selected to attend the Future President’s Institute. The Institute was outstanding and provided me with perspective for the position and a desire to pursue a college presidency. This is the first college president’s position that I have applied for since attending. At the time, I wanted to wait until my sons were out of college. Now is a great time.</text:p>
      <text:p text:style-name="P1"/>
      <text:list xml:id="list3139507873315309968" text:style-name="WW8Num9">
        <text:list-item>
          <text:p text:style-name="P2">The most salient reason that I am interested is the opportunity to make a difference on a scale that is considerably broader than any other position on a college campus. For years, I have been charged with transforming a community college to focus on quality - quality teaching, programs, and service to the community. In doing this, I have focused on best practices from the research literature and experiences of high performance community colleges around the nation. I have learned much and I’m looking for a new challenge. I love new ideas and developing and implementing thoughtful innovations to address problems that colleges encounter. I would like to go to an institution that has support of trustees and excellent programs and projects in place.</text:p>
        </text:list-item>
        <text:list-item>
          <text:p text:style-name="P2">I could have applied anywhere, there are openings in NC; so why the Keys? The location and people offer great potential for innovation and collaborative success. Despite all of the unique programs that are currently being offered, I believe that a lot more can be accomplished. I go to the Keys each year. I love the place – fun –zaniness -laid back/easy going – the acceptance of others and friendliness. 5. The faculty and student profile is also appealing. Research describes population as entrepreneurial, creative, tolerant, friendly, smart, loyal, and cooperative -- this is a set of qualities of character and personality that is almost irresistible. Some of those traits are not all that commonly combined -- "entrepreneurial" and "loyal," for instance. </text:p>
        </text:list-item>
        <text:list-item>
          <text:p text:style-name="P2">Run the entire Island of Key West - understanding of what a terrific place this is. – Love outdoors I am an aesthetically sensitive person, interested in art and architecture and visual art, and I am knocked out by the physical beauty of the setting and of the campus in particular. Key’s architecture is some of the most beautiful and successful I have ever seen. The individual buildings impress, and the whole set of them work together and cohere. My heart races when I see the islands, particularly after a drive through the peaceful and harmonious surrounding landscape. Push culinary, hospitality, travel, tourism, entrepreneurship, small business, history, recreation of every type. <text:s/></text:p>
        </text:list-item>
        <text:list-item>
          <text:p text:style-name="P2"><text:soft-page-break/>The future belongs to the creative class – they are here – great book is “Cool Community Colleges” – SCC is cited in the book – talks about innovation is design – you have a program in design it can be used as a focus for innovation. Manufacturing is done outside this country, but what is manufactured is driven by creative individuals (Kohler products – must be aesthically pleasing). Several colleges have placed entrepreneurship and/or design within much of their programs. We could be leaders in this arena. Flight of the Creative Class – Creativity is capitol</text:p>
        </text:list-item>
      </text:list>
      <text:p text:style-name="P5"/>
      <text:list xml:id="list133902225163307" text:continue-numbering="true" text:style-name="WW8Num9">
        <text:list-item>
          <text:p text:style-name="P2">Another reason that I find the presidency appealing is the similarities between the complexity of SCC's current budget, personnel, and program challenges and those of the position under consideration. <text:s/>I have successfully navigated similar issues – low enrollments are opportunities to make better use of resources – remove, revitalize, or add programs</text:p>
        </text:list-item>
      </text:list>
      <text:p text:style-name="P6"/>
      <text:p text:style-name="P6">Aging population – physical therapy assistant – short term certification programs, culinary, art, travel, </text:p>
      <text:p text:style-name="P6">Lost manufacturing jobs – wine program – lobbied legislature – developed revenue for start-up – economic development and coop – statewide resource</text:p>
      <text:p text:style-name="P6">Work force development – modularized online courses – flexible hybrid delivery – different formats and different models for different enrollment paterns CASE/Project Sail – Share curriculum</text:p>
      <text:p text:style-name="P6">3<text:span text:style-name="T1">rd</text:span> shift course stats at 11:30 at Northern VCC</text:p>
      <text:p text:style-name="P6">Transition programs GED and dropouts – Sinclair CC – out of school youth</text:p>
      <text:p text:style-name="P6">Retention – 1<text:span text:style-name="T1">st</text:span> year experience</text:p>
      <text:p text:style-name="P6">Lab space – simulators</text:p>
      <text:p text:style-name="P6">2 new Gates high schools – National Governors – at least one year</text:p>
      <text:p text:style-name="P6">Entrepreneurship strand and program certification</text:p>
      <text:p text:style-name="P6">Art program – UNC donate kiln</text:p>
      <text:p text:style-name="P6">Travel abroad learning communities</text:p>
      <text:p text:style-name="P6">Shared auditorium/winery</text:p>
      <text:p text:style-name="P6">(FKCC can export programs – preferred learning provider in Caribbean basin)</text:p>
      <text:p text:style-name="P6">ASU 2+2</text:p>
      <text:p text:style-name="P7">I have a broad perspective of colleges – 2 QEP, special investigative teams, consultant on variety of topics- my approach is to actively pursue information CASE – learn everything you can. Contribution to higher education more broadly<text:span text:style-name="T2"> <text:s/>- several institutions are using our models – CC Kentucky, South University – York, Texas <text:s/>- I can put the program on the map scholastically – Resource sharing and learning college initiative</text:span></text:p>
      <text:p text:style-name="P3">7.  I am not here to retire – and I deplore status quo – I am a driven and competitive individual driven to improve whatever I do. My father was a high school football coach that demanded that his sons do their best - that is what I will promise you – could never understand lack of effort – </text:p>
      <text:p text:style-name="P12"><text:soft-page-break/>From our first discussion of Key West, my wife has been extraordinarily excited about this opportunity, supportive of me, and engaged will certainly engage with the colleges’ communities. There is no way that I could carry out this role without Robyn at my side. It is really impossible for me to express the depth of my gratitude to her, but I believe it is important to try.</text:p>
      <text:p text:style-name="P8">That we all take the best step forward when we do so with a clear understanding of all who have walked. I am heir to the history, to the accomplishments and all of the good work of all the strong, smart, good people who built this college. And to those who have guided its development over the past 45 years, including you. I am but a steward of this inheritance. </text:p>
      <text:p text:style-name="P12">For FKCC, I believe the odyssey for the college is analogous to those for the individuals who comprise it. That is, I believe we need to have the courage to extend our reach, continually refining our character in the light of the present, with the guidance of our past. Examination will not always result in change; indeed, it may result in recommitment to existing strengths. And, again, just as do students and faculty, the College itself must always be enhancing its abilities—learning, if you will. We must look to enhance our awareness of and by others, our resources, our contributions to our society. We must practice regular and realistic self-assessment and have the courage to extend into new areas.</text:p>
      <text:p text:style-name="P13">Question 2: Skills</text:p>
      <text:p text:style-name="Normal_20__28_Web_29_">1.<text:tab/>My forte and what motivates me the most is inspiring others and communicating a vision. To make changes and move people requires great teaching skills. A leader must be able to clearly communicate ideas – I am a great teacher. I believe that reasonable people can be moved by reason. After that, it becomes important to have the skills to motivate and inspire people, to explain new directions and put in place the building blocks "to get from where we are to where we want to go," <text:line-break/>The manner in which organizational change is communicated has powerful effects on followers’ receptiveness to change. </text:p>
      <text:p text:style-name="Normal_20__28_Web_29_">Charismatic communication style is necessary for the content of the leader’s vision to have its powerful effects on followers.</text:p>
      <text:p text:style-name="P27">For a college to transform its culture and to embrace change through innovation, the president must have a clear vision. Often articulated in minimum words, the strength of a vision statement is its capacity to influence individuals within the organization—to identify a direction which is understood and embraced by all. This is the first lesson that we learned about another opportunity, leadership, and the foundation upon which all other lessons are built. </text:p>
      <text:p text:style-name="P27"/>
      <text:p text:style-name="P27">OPPORTUNITY: LEADERSHIP </text:p>
      <text:p text:style-name="P27">Entrepreneurial leaders invest considerable time seeking out new opportunities, engaging in innovative activities and evaluating resources needed to move the college forward. <text:soft-page-break/>Comfortable with uncertainty and risks, the entrepreneurial community college leader understands the role of culture in organizational change and deftly maintains a balance between the two. </text:p>
      <text:p text:style-name="P27"/>
      <text:p text:style-name="P27">As we compared our secondary research to information gained from the 11 colleges profiled in our book, we noticed some common themes, or lessons to be learned related to entrepreneurial leadership. We have already shared the first lesson: Leaders must formulate a clear vision for the future; the following section highlights other opportunities for leaders to become entrepreneurial. </text:p>
      <text:p text:style-name="P27"/>
      <text:p text:style-name="P27">Leaders infuse the entrepreneurial spirit throughout the organization </text:p>
      <text:p text:style-name="P27">According to Carl Kuttler, president of St. Petersburg College (SPC) in Florida, entrepreneurial organizations are not just motivated to succeed, they are spirited. “An e-spirited institution thrives on inspiration and energy . . . as enrollments continue to increase and traditional funding sources diminish, e-spirit ensures SPC’s survival and success” (p. 37). The lesson learned from SPC and other entrepreneurial colleges is that leaders infuse the entrepreneurial spirit throughout the organization. Some of the strategies that can be implemented to accomplish this include: </text:p>
      <text:list xml:id="list5147454382341708307" text:style-name="WW8Num1">
        <text:list-item>
          <text:p text:style-name="P28">• Challenging old assumptions and beliefs by taking responsible risks </text:p>
        </text:list-item>
        <text:list-item>
          <text:p text:style-name="P28">• Communicating effectively and building lasting relationships </text:p>
        </text:list-item>
        <text:list-item>
          <text:p text:style-name="P28">• Unwavering integrity and loyalty to all constituents </text:p>
        </text:list-item>
        <text:list-item>
          <text:p text:style-name="P28">• Motivating the best in others </text:p>
        </text:list-item>
        <text:list-item>
          <text:p text:style-name="P28">• Engaging in creative problem-solving needed to identify new paradigms </text:p>
        </text:list-item>
      </text:list>
      <text:p text:style-name="P27">Leaders must create organizational structures and processes that help transform culture and sustain innovation </text:p>
      <text:p text:style-name="P27">One of the greatest obstacles to a college becoming entrepreneurial is its organizational structure. In bureaucratic institutions where decision-making is based on hierarchy, power structures can contribute to fear-based management, preventing employees who live at the bottom of the structure to take risks or to be empowered. Additionally, a college that adheres to traditional administrative departments will miss opportunities to promote entrepreneurship at the highest organizational level. Each of these challenges leads to the next lesson learned about leadership. </text:p>
      <text:p text:style-name="P27">Leaders must create organizational structures and processes that help transform culture and sustain innovation. </text:p>
      <text:p text:style-name="P27">We found a good example of this at Springfield Technical Community College (STCC) in Massachusetts. Dr. Andrew Scibelli, president emeritus of STCC, recognized the importance of aligning organizational structures to the college’s mission, ensuring that the new structure supported the implementation of innovative strategies. According to Schibelli: </text:p>
      <text:p text:style-name="P32">The college developed a plan of action to reorganize itself in a way that would define a new way of thinking. The most significant outcome of this plan was the creation of two vice presidential positions focused on revenue generation—a vice president for grants and development and a vice president for economic and business development. (p. 10) </text:p>
      <text:section text:style-name="Sect1" text:name="Section1">
        <text:p text:style-name="P26"/>
        <text:p text:style-name="P27"><text:soft-page-break/>Leaders must recognize that who they are and how they lead contributes to successful transformation of organization. </text:p>
        <text:p text:style-name="P27">Robert Greenleaf once observed that “Good leaders must first become good servants.” The successful transformation of an organization is not just focused on possessing the requisite knowledge and skills needed to run a business, but on the values and beliefs of the leaders. We were inspired by the many examples that we found of entrepreneurial leaders who recognized the import of demonstrating integrity, loyalty, compassion and genuineness when fostering relationships with others. It is easy to assume that the key to entrepreneurial success is the bottom line; however, what we found was that success came from the heart and passion of leaders—not from a mindset focused on dollars; therefore, leaders must recognize that who they are and how they lead contributes to successful transformation of organizations. </text:p>
        <text:list xml:id="list861583345483672763" text:style-name="WW8Num5">
          <text:list-item>
            <text:p text:style-name="P29">• Promote conditions for self-actualization for all staff—high morale, self- esteem, a sense of worth, and pride in work are strong motivators; </text:p>
          </text:list-item>
        </text:list>
      </text:section>
      <text:list xml:id="list5940834135701678652" text:style-name="WW8Num4">
        <text:list-item>
          <text:p text:style-name="P31">• Respect all staff for their competencies . . . always ensuring that staff are treated with compassion and can maintain personal dignity, regardless of the situation; </text:p>
        </text:list-item>
        <text:list-item>
          <text:p text:style-name="P30">• [Leaders] act as visible role models and mentors, walking the talk of the stated goals and philosophy; </text:p>
        </text:list-item>
        <text:list-item>
          <text:p text:style-name="P30">• Reward behavior that reflects trying something different. </text:p>
        </text:list-item>
      </text:list>
      <text:p text:style-name="P26"/>
      <text:p text:style-name="Normal_20__28_Web_29_">2.<text:tab/>Think critically, attitudes and abilities of a problem-solver. to communicate effectively, and to lead. Perpetually curious. Continual curiosity is the prerequisite for the lifelong learning that must become routine for any engaged professional. </text:p>
      <text:p text:style-name="Normal_20__28_Web_29_"><text:span text:style-name="T5">3.<text:tab/>Understand and appreciate the importance of faculty ownership, with administrative support, in making positive, constructive change. One thing I've learned well is the dynamics of change and improvement on the campus -- the conditions for success. <text:s/></text:span></text:p>
      <text:p text:style-name="Normal_20__28_Web_29_"><text:span text:style-name="T5">4.<text:tab/>I know lots of things that are happening around the country that are working well. I am not deluded into thinking I know the true path, but I will work to make sure that people have been exposed to the widest range of current thinking on how to do things the best possible way. Here I am thinking not so much of curriculum, but of the art and science of teaching. Curricular discussions are the province of the faculty; they are an important part of faculty development. But I do think that in the area of teaching there are lots of good ideas out there and I want to make sure that faculty is aware of any that might be relevant. </text:span></text:p>
      <text:p text:style-name="P15">S/he should understand contemporary public higher education and have some working knowledge of systems of higher education.</text:p>
      <text:p text:style-name="Normal_20__28_Web_29_">5.<text:tab/>Knowledge of how organizations function</text:p>
      <text:p text:style-name="P15">Experience has taught me to be a quick study on how organizations function: "Initially, I'd want to learn,". Knowledge from institutions very different from their own and to meet people whom they wouldn't likely meet at a NC association meeting or in the state department of education. <text:s/>Understanding how communication works in organizations. And history gives a sense of context, an understanding of how situations can develop and solutions can emerge.<text:line-break/><text:line-break/>6.<text:tab/><text:span text:style-name="T2">The most important test of my leadership will be my ability to engage. </text:span>Meeting and developing relationships with community leaders, members of civic organizations, school superintendents and legislators is a high priority. <text:line-break/><text:line-break/>Program development and evaluation: I have been involved in strategic planning in his current position, in which growing campuses, thinking smart and creating program clusters are linchpins of success.<text:line-break/><text:line-break/>Creating programs involves research into the job market for graduates - key concerns would be the quality and size of that market - and finding the resources - facilities, <text:soft-page-break/>equipment and teachers - for those programs, he said.<text:line-break/><text:line-break/>It's also important to get business and industry invested in the success of those programs.<text:line-break/>Just to expand on this theme of faculty openness to new ideas, I am encouraged to hear people talking about learning from the successes of other institutions. Higher education in general is bad at learning from its own successes. Almost every challenge and opportunity is being faced brilliantly somewhere. And yet, as a collection, the colleges are slow to take up new ideas that have proven themselves elsewhere. This is particularly true when the pioneering institution is not a prestigious one. There are many colleges that would sooner go down for the third time than accept a life jacket from a place that they consider inferior to themselves. I want to make sure we are alert to good ideas wherever they may be.</text:p>
      <text:p text:style-name="P25"><text:span text:style-name="T5">   C</text:span><text:span text:style-name="T7">ultivating change that supports innovation. The following sections highlight some of the lessons learned as well as additional research on entrepreneurial leadership that we pursued subsequent to the release of the book. It is our hope that these lessons serve as a starting point for community colleges willing to opt for opportunity. </text:span></text:p>
      <text:p text:style-name="P27"/>
      <text:p text:style-name="P27">Some of the tips that we included in the book for ensuring that strategic alliances contribute to the entrepreneurial mission include: </text:p>
      <text:list xml:id="list7812081328165255734" text:style-name="WW8Num2">
        <text:list-item>
          <text:p text:style-name="P33">• Understand how a partner will benefit from the alliance </text:p>
        </text:list-item>
        <text:list-item>
          <text:p text:style-name="P33">• Work with leaders from business and industry to lobby the legislature for policy changes and funding needs </text:p>
        </text:list-item>
        <text:list-item>
          <text:p text:style-name="P33">• Work with leaders throughout the community to identify programming needs </text:p>
        </text:list-item>
        <text:list-item>
          <text:p text:style-name="P33">• Seek multiple ways to share resources </text:p>
        </text:list-item>
      </text:list>
      <text:p text:style-name="Normal_20__28_Web_29_"/>
      <text:p text:style-name="Normal_20__28_Web_29_">8.<text:tab/>Understanding of advances in technology for campus programs and services, online strategies, student retention strategies, managing and growing financial resources, working with legislators and with the State Board of Higher Education.<text:line-break/><text:line-break/>9.<text:tab/>Management style as "fair, open and very participatory.<text:line-break/><text:line-break/>I want to understand. I do a lot of listening and observing, going out and seeing what's happening."</text:p>
      <text:p text:style-name="Normal_20__28_Web_29_"><text:bookmark text:name="Hansen"/>I’ve tried to establish a very transparent process</text:p>
      <text:list xml:id="list8929049632783581724" text:style-name="WW8Num8">
        <text:list-item>
          <text:p text:style-name="P20">I <text:span text:style-name="T8">enjoy multitasking</text:span>, and I do not get bored in this job. There is never a dull moment.</text:p>
        </text:list-item>
      </text:list>
      <text:p text:style-name="P16">Environmental forces such as global competition, the advent of the Internet and advanced technology, and changing workforce demographics have a profound impact on the rate of change in organizations. Moreover, intense competition in the marketplace has forced <text:soft-page-break/>many corporations to ensure survival by thoroughly reinventing themselves after years of prosperity in relatively stable environmental conditions. </text:p>
      <text:p text:style-name="Standard">Leaders play a critical role as change agents during periods of organizational change </text:p>
      <text:p text:style-name="Normal_20__28_Web_29_">10.<text:tab/>Social intelligence is a set of attributes that enable individuals to (1) perceive and accurately interpret the intricacies of social situations, (2) derive and select the appropriate behavioral responses that are likely to lead to success, and (3) enact the selected social responses. </text:p>
      <text:p text:style-name="Normal_20__28_Web_29_">11.<text:tab/>Team building and consensus skills</text:p>
      <text:p text:style-name="Standard"><text:span text:style-name="T2"><text:tab/></text:span><text:span text:style-name="T5">My professional experience is in supporting, encouraging, and occasionally even concocting educational innovations. I think I know something about what makes them work and what makes them fail, about the conditions under which they flourish. </text:span></text:p>
      <text:p text:style-name="P17">    <text:span text:style-name="T9"> </text:span>While I am on the subject of what makes new ideas take root, I would like to stress the importance of faculty ownership. I have seen many good ideas fail to work on particular campuses because they were imposed on faculty, and I don't intend to forget that lesson. I look forward to working with Jane Pinchin and others on the academic side of the house to nurture and support faculty innovation. </text:p>
      <text:p text:style-name="Normal_20__28_Web_29_">To overcome employee resistance to the implementation of strategic change or a course of action that differs markedly from the status quo, leaders often rely on several types of social skills such as self-monitoring, social perceptiveness and behavioral flexibility, and social control. <text:span text:style-name="T8">Self-monitoring</text:span> is defined as the ability to monitor and control one’s expressive behaviors, including a concern for social appropriateness, a <text:span text:style-name="T8">sensitivity to social cues</text:span>, and the ability to <text:span text:style-name="T8">control one’s behavior</text:span> in response to those cues. ability to recognize what group members expect of them in various group contexts (social perceptiveness) and respond accordingly (behavioral flexibility). Finally, social control is the ability to regulate verbal expression and play various social roles depending upon the dynamics of the group context (Riggio, 1986). </text:p>
      <text:p text:style-name="Normal_20__28_Web_29_"><text:span text:style-name="T10">The Emotional Skills of Leaders</text:span><text:line-break/>Emotional intelligence for monitoring one’s and others’ feelings, beliefs, and internal states with the purpose of providing useful information to guide one’s and others’ thinking and behavior. </text:p>
      <text:p text:style-name="Normal_20__28_Web_29_">leaders with greater self-awareness are more likely to demonstrate determination, farsightedness, and strong convictions in his or her beliefs</text:p>
      <text:p text:style-name="Normal_20__28_Web_29_">leaders high on emotional management are more likely to consider the needs of others over his or her personal needs</text:p>
      <text:p text:style-name="Normal_20__28_Web_29_">manager self-awareness was related to charismatic leadership, several work attitudes, and managerial performance. </text:p>
      <text:p text:style-name="Normal_20__28_Web_29_"><text:soft-page-break/>impact of delivery was <text:span text:style-name="T10">stronger</text:span> than vision content, leaders who appear animated and emotionally charged may be better equipped to inspire their followers during periods of organizational change through nonverbal communication and emotional skills, particularly strategic change that challenges followers’ values and assumptions. </text:p>
      <text:p text:style-name="Normal_20__28_Web_29_"><text:span text:style-name="T8">8.<text:tab/>Communication. </text:span>In essence, leaders must have the ability to communicate their vision to followers in a manner that energizes commitment and minimizes resistance to change, such as appearing animated and emotionally charged when presenting their vision to the organization and prescribing roles to employees regarding the organizational changes. </text:p>
      <text:p text:style-name="P21">9. Practice intellectual traits <text:span text:style-name="T5">People will follow a person who inspires them.</text:span></text:p>
      <text:p text:style-name="P9">A person with vision and passion can achieve great things.</text:p>
      <text:p text:style-name="P9">The way to get things done is by injecting enthusiasm and energy</text:p>
      <text:p text:style-name="P16"/>
      <text:p text:style-name="P16">10. Exce;;ent research skills</text:p>
      <text:p text:style-name="P14"/>
      <text:p text:style-name="P18">Finally, I make very few promises for the future, and I make only those over which I have reason to believe I control. One promise I do make is to act with utmost integrity to the best of my ability.</text:p>
      <text:p text:style-name="P18">A second promise — to not take myself too seriously, while taking my responsibilities very seriously. Pat and I invite your prayers on behalf of all of us as we begin a new journey together.</text:p>
      <text:p text:style-name="P18">A third promise — to do my best to cultivate a community that knows great joy and hears much laughter. Because if we can’t laugh together, we won’t be able to cry together. And without both, we really aren’t a community.</text:p>
      <text:section text:style-name="Sect1" text:name="Section2">
        <text:p text:style-name="P26"/>
      </text:section>
      <text:p text:style-name="P34">Question 3</text:p>
      <text:p text:style-name="Normal_20__28_Web_29_">Third, we need to be even more engaged with our community, our state and our employers.</text:p>
      <text:p text:style-name="Normal_20__28_Web_29_">Engage the campuss, to challenge our assumptions about what we as a community are, and what we should become. And as a community working to earn our place in the world, we must embody the ethics that we teach our students.</text:p>
      <text:p text:style-name="Normal_20__28_Web_29_">We provide opportunities for faculty to submit ideas about that will encourage the skills of critical reflection and effective communication. It should also place our professional programs into historic context through a broad and rigorous exploration of cultural and social history. </text:p>
      <text:p text:style-name="Normal_20__28_Web_29_">Communicate high expectations to faculty, staff, and students</text:p>
      <text:p text:style-name="Normal_20__28_Web_29_">We must actively model and teach critical thinking skills and pay close heed to the quality of thought that we will accept from our students. </text:p>
      <text:p text:style-name="Normal_20__28_Web_29_">I will challenge everyone to think critically</text:p>
      <text:p text:style-name="Normal_20__28_Web_29_">FKCC has long held a distinctive role in this community and state. We can, and should, be even more engaged in the future than we have been in the past. Our success in this role has been related to the college’s ability to stay entrepreneurial. We simply do what any innovative organization does: we listen closely, and we keenly observe the people and the trends impacting business and commerce in this region. </text:p>
      <text:p text:style-name="P8">As we build on the past to shape our future, let's take a closer look at what we do and who we are. This will help us better understand where we are going and what our aspirations are. </text:p>
      <text:p text:style-name="P7"><text:span text:style-name="T3">Our academic excellence and excellence in teaching – Critical thinking is not for faculty only</text:span><text:span text:style-name="T2"> </text:span><text:span text:style-name="T4">"What matters is being challenged to achieve one's full intellectual potential, and being challenged to think deeply about values, to form well-reasoned opinions, and to develop the ability to make responsible choices."</text:span><text:span text:style-name="T2"> Our faculty is at the front line of this effort. </text:span></text:p>
      <text:p text:style-name="P8">Everything we do, every investment we make is about engaging students leading to a richer and deeper learning experience. </text:p>
      <text:p text:style-name="P8">Together — together — we will help define the legacy of the College's first century. Together we will prepare Connecticut College for the triumphs of its second century. We are called to be pioneers and we will be good ones, like the ones who have come before us. We will honor these men and women by saying, "The best days are just ahead of us." </text:p>
      <text:p text:style-name="P8">Thank you. </text:p>
      <text:p text:style-name="P4"><text:soft-page-break/></text:p>
      <text:p text:style-name="P15"><text:span text:style-name="T2">The first thing I will need help doing is fleshing out a vision for UND. There are two things about vision that need to be addressed here. One is that visions are highly overrated and, two, they are not things that presidents create unilaterally.<text:line-break/><text:line-break/>The new mode, however, is to be a "leader," and leaders do not have plans or missions; leaders have visions – compelling, attractive views of the future that stir wonderment in the press. People are stirred by dreams and vision.<text:line-break/><text:line-break/>But visions belong in the domain of romanticism. The work of the particular day has more to do with pragmatism. Richard Chait quoted Lewis Gershner, the CEO of IBM, who, after just a few months on the job, said, "There have been a lot of questions as to when I’m going to deliver a vision for IBM. And I would like to say that the last thing that IBM needs is a vision. What it needs is a very tough-minded, highly effective array of strategies for each of its businesses." He went on to say that the need for a vision is often what a person invokes when the going gets tough, and what’s really needed is some good solid blocking and tackling. The likelihood of the success of achieving visions is often overstated, and Chair suggested presidents, as well as boards of trustees and others, should not be blinded by vision.<text:line-break/><text:line-break/>For one, faculty and staff are seldom directly affected by visions in their daily lives. Their visions are framed by the world in which they work. They are deliberately and delightfully oblivious to a president’s dreams and overlook the vision. Chait suggested that the president’s visions influence faculty work life about as much as political party platforms shape the day-to-day decisions of government agencies.<text:line-break/> <text:line-break/>My approach will, indeed, be to nip at the heels of laggards, to contain some strays, nudge the herd along. We will need some kind of set of guideposts, and the vision itself will be shaped, too, by the members of this organization who do, in fact, need a sense of direction and, intentionally, a somewhat sketchy map. The future can’t be known after all.<text:line-break/><text:line-break/>The trick, of course, is to engage all the villagers.<text:line-break/><text:line-break/>Faculty will be comfortable providing service to the public in ways that are direct. They will feel supported in their need to innovate and do things better as time goes on. Faculty will see the value in promoting public understanding of what we do at universities and not simply demand that we get blind support for what we’ve done because it "has always been good." Faculty will see the benefit of connecting their disciplines to the pragmatic value they have and will provide students opportunities to work along with them. They will see themselves as modeling life-long learning for students. They will see clearly that it isn’t so much about teaching as it is about learning. </text:span></text:p>
      <text:p text:style-name="P15"><text:span text:style-name="T2">The should be accountable to ourselves so completely and so intensively that we will be able to satisfy anyone who asks us to account for what it is we do. It will be organized </text:span><text:soft-page-break/><text:span text:style-name="T2">around the premise that it is perfectly fine to combine a good liberal arts education with things such as aviation and other occupations. It will be an institution which, by modeling tolerance, identify fies it as a virtue and treats discrimination as abhorrent. It will model – because you can’t talk your way out of something you behave your way into – that truth telling is superior to lying. All will see the liberal arts as the means in which we help students think clearly, critically, creatively and provide them the means to see the world in a nearly complete perspective. The University will find it easy and effective to partner with other institutions and with other organizations in the community. It will be proud to be a distinctive part of an effective system of higher education. It will connect itself in ways that are meaningful with the K-12 enterprise. It will be among the leading institutions ending "seat time" as the principal certifier of educational mastery. It will be an institution that optimizes access to higher education. <text:s/>It will celebrate diversity for two reasons: because it is the right thing to do and because it’s the pragmatic thing to do. <text:line-break/><text:line-break/> </text:span><text:span text:style-name="T3"><text:line-break/></text:span><text:span text:style-name="T2">There must be investment in that economy. We have to find new approaches to agriculture and new approaches to making energy useful to a burgeoning human population. We have to foster entrepreneurship. Florida will be well served by FKCC as an institution that develops economic capital, and serves as an economic engine, as an agent of increasing diversity, and a deliverer of services. I am pleased to note that I am currently involved with lots of other North Carolinians in a review of higher education and its role in creating a preferred future for the state.<text:line-break/></text:span><text:span text:style-name="T3"> <text:line-break/>M</text:span><text:span text:style-name="T2">y personal strategic action plan is to learn everything there is to know about Florida, The Keys, FKCC and all people; to communicate, communicate, communicate; to be involved in shaping a vision for the future of North Dakota and to engage stakeholders outside and inside the University in shaping a vision for the future for this institution.<text:line-break/><text:line-break/>I’ll come at the job not expecting that all of my efforts will be understood or appreciated. I will work to minimize my mistakes and learn from them, and I’ll take steps to make sure that I don’t burn out early. I recognize that I do have the power of the office of the presidency because it has been given to me with great expectations by the State Board of Higher Education. I am going to use that power to make good things happen. I want us to lock onto a few issues and seek to resolve them here. In other words, help discover new great truths for the whole enterprise of higher education, worldwide.</text:span></text:p>
      <text:p text:style-name="P24">A. New presidents must develop an understanding of the important strengths of their institution, its prospects and possibilities, and its constraints and problems before they can take serious leadership initiatives. But as they take the time necessary to learn about their institution, it is moving forward. Expectations are high for presidents to take action and solve problems. New presidents must find the right balance between knowing enough about the institution to make the right decisions and understanding the appropriate timing of making decisions. </text:p>
      <text:p text:style-name="P24">Another significant challenge is securing the institution's financial position. Of course, funding relates to questions of marketing, admissions, budgeting, and <text:soft-page-break/>fundraising. How can the institution position itself in a way that it continues to be viable? </text:p>
      <text:p text:style-name="P23"><text:span text:style-name="T11">Professionally, one challenge for a new president coming into an excellent institution is defining what needs to change. Any change you suggest is going to sound like criticism, so you have to do a lot of consensus building. Everyone at the institution wants you to “take it to the next level,” but defining what that level would be is challenging in a strong institution. It’s much like a scholarly problem, where the challenge is defining the question.<text:line-break/></text:span><text:span text:style-name="T12"><text:line-break/></text:span><text:span text:style-name="T11">They can't be effective in this role unless they are seen as successful academic leaders and have a successful institution to "sell."<text:line-break/></text:span><text:span text:style-name="T12"><text:line-break/></text:span><text:span text:style-name="T11">A. Hazards can differ from person to person and institution to institution. One of the hazards is moving too fast, not knowing the institution well enough, and not appreciating its values, morals, and culture. During the search process, candidates are told about the things that people at the institution really want to see changed. But, of course, these wish lists of some are not a mandate of all and even for those who desire the change, the reality of it may be quite different than they assumed. One hazard for new presidents is assuming that the messages told them during the search actually constitute a charge for action, without better understanding the reasons for the desired change, its supporters and detractors, and the difficulties and consequences of moving forward with it. </text:span></text:p>
      <text:p text:style-name="P24">Another hazard would be not developing relationships with the important constituencies. Given the nature of shared governance, the coin of the realm for presidents is relationships. They can have superb ideas and excellent skills, but they will be unable to accomplish anything without the support of others inside and outside of their institution. To gain this support, they have to develop and nurture relationships --trustees, faculty, students, alumni, local political leaders, and so forth. </text:p>
      <text:p text:style-name="P24">Another struggle for new presidents is finding some professional and personal balance. The presidency can be an overwhelming job, particularly in the first year when everybody wants to see the new president. For the new president, the challenge is determining which appointments, meetings, events; programs require the president's time and which can be delegated to others. And since the demands on the president's time are endless, the danger is ignoring one's own health or personal relationships outside of the job. </text:p>
      <text:p text:style-name="P23"><text:span text:style-name="T2"><text:line-break/></text:span><text:line-break/>I knew most of the circumstances at Central. But I was a bit surprised at how much my focus on the academic aspects, such as strengthening the arts and sciences, could be diverted to other pressing issues. An example: our campus consisted of 100 acres in a scattered, disjointed pattern located in a mostly residential area. It took years to consolidate and increase the campus to 350 acres. <text:line-break/><text:span text:style-name="T11"> </text:span></text:p>
      <text:p text:style-name="P24"><text:s/>New presidents must develop an understanding of the important strengths of their institution, its prospects and possibilities, and its constraints and problems before they can take serious leadership initiatives. But as they take the time necessary to <text:soft-page-break/>learn about their institution, it is moving forward. Expectations are high for presidents to take action and solve problems. New presidents must find the right balance between knowing enough about the institution to make the right decisions and understanding the appropriate timing of making decisions. </text:p>
      <text:p text:style-name="P24">Another significant challenge is securing the institution's financial position. Of course, funding relates to questions of marketing, admissions, budgeting, and fundraising. How can the institution position itself in a way that it continues to be viable? </text:p>
      <text:p text:style-name="P24">The Chronicle of Higher Education commissioned a study last spring asking presidents about where they spend their time and what they see as their number one concern. Overall, presidents rated fundraising as their single greatest challenge. They are fully aware that their institutions need additional funding to grow (and in some cases, simply to survive) and as presidents, they are uniquely positioned to raise the largest gifts. Interesting, however, the presidents in the survey didn't consider fundraising their most important qualification for the job. Presumably, they recognized that while fundraising may require a substantial amount of their time, they can't be effective in this role unless they are seen as successful academic leaders and have a successful institution to "sell." </text:p>
      <text:p text:style-name="P24">Hazards can differ from person to person and institution to institution. One of the hazards is moving too fast, not knowing the institution well enough, and not appreciating its values, morals, and culture. During the search process, candidates are told about the things that people at the institution really want to see changed. But, of course, these wish lists of some are not a mandate of all and even for those who desire the change, the reality of it may be quite different than they assumed. One hazard for new presidents is assuming that the messages told them during the search actually constitute a charge for action, without better understanding the reasons for the desired change, its supporters and detractors, and the difficulties and consequences of moving forward with it. </text:p>
      <text:p text:style-name="P24">Another hazard would be not developing relationships with the important constituencies. Given the nature of shared governance, the coin of the realm for presidents is relationships. They can have superb ideas and excellent skills, but they will be unable to accomplish anything without the support of others inside and outside of their institution. To gain this support, they have to develop and nurture relationships --trustees, faculty, students, alumni, local political leaders, and so forth. </text:p>
      <text:p text:style-name="P24">Another struggle for new presidents is finding some professional and personal balance. The presidency can be an overwhelming job, particularly in the first year when everybody wants to see the new president. For the new president, the challenge is determining which appointments, meetings, events; programs require the president's time and which can be delegated to others. And since the demands on the president's time are endless, the danger is ignoring one's own health or personal relationships outside of the job. </text:p>
      <text:p text:style-name="P22"><text:span text:style-name="style1"><text:span text:style-name="T13">Q:</text:span></text:span><text:span text:style-name="T13"> What aspects of a presidency can be taught on a broad scale?</text:span></text:p>
      <text:p text:style-name="P24"><text:soft-page-break/>A. All presidents have to work successfully with boards of trustees, balance budgets, develop senior leadership teams, and think about articulating a vision. They have to do fundraising, think about how to deal with multiple constituencies, and manage the presidential calendar and life. Those are the sessions we provide during HSNP. </text:p>
      <text:p text:style-name="P10"/>
      <text:p text:style-name="P14">Skill<text:line-break/></text:p>
      <text:p text:style-name="Normal_20__28_Web_29_">Where there has been discord on campus and there needed to be some healing, <text:span text:style-name="Emphasis">what has been the most challenging issue you have had to address?</text:span><text:line-break/><text:line-break/>Rebuilding our enrollment without adequate resources. For all of us in higher education, the absence of state funding and the morale issues that result when we are not able to reward our best people, present a challenge. Economic hard times affect what the legislature can provide. Ultimately, those hard times affect us all.<text:line-break/><text:line-break/><text:span text:style-name="T5">  That doesn't mean there aren't opportunities for efficiency. Discussions of curriculum can sometimes lead to both educational and economic improvement. Just asking the question collectively, "What's most important?" can help focus curriculum on things that are most worth doing for educational reasons, and this can sometimes be cost effective for the institution, as well. Colleges can also do more to share resources -- library resources, for example, though it is harder if you are physically remote. In the area of technology, it's premature to talk about technology as a cost-control strategy. It is an educational enhancement as long as it is being used to facilitate personal interaction. </text:span></text:p>
      <text:p text:style-name="P17">    <text:span text:style-name="T9"> </text:span>In what it charges students, Colgate needs to stay with the pack, to stay in the same range of costs as our comparative colleges. We want to offer the best possible programs, so we aren't going to offer a bargain deal. But we must not become so expensive that we lose people because of price. </text:p>
      <text:p text:style-name="Normal_20__28_Web_29_"><text:span text:style-name="T6">How will you involve the various Colgate constituencies in the decision-making process?</text:span><text:span text:style-name="T5"><text:line-break/>I have a lot of confidence in the deans, division directors, administrators and chairs, and I intend to learn where I can be useful. Collegiality is an important concept, but I need to talk with the experienced people before I start saying specifically what collegiality will mean. </text:span></text:p>
      <text:p text:style-name="P19">Promises</text:p>
      <text:p text:style-name="P25">how the power of entrepreneurship helps community colleges respond to environmental challenges would result in a few raised eyebrows. We also believed that a number of administrators and faculty would be intrigued by the idea of innovation. It was no mystery to us that suggesting that college leaders move away from traditional practices by considering new ways of doing business was like navigating a hot bed of coals. <text:span text:style-name="T7"><text:s/>Subsequent to its release, the book has become a best seller for the Community College Press, a success which might suggest that college leaders are well-aware of the </text:span><text:soft-page-break/><text:span text:style-name="T7">environmental challenges threatening their open door missions. Consequently, The Entrepreneurial College has been one resource for seeking realistic measures that introduce change that is positive and profitable. </text:span></text:p>
      <text:p text:style-name="P27"/>
      <text:p text:style-name="P26">Srenghts</text:p>
      <text:p text:style-name="P26"/>
      <text:p text:style-name="P26"/>
      <text:p text:style-name="P26"/>
      <text:p text:style-name="P26"/>
      <text:p text:style-name="P26">Nations most unique programs – marine related</text:p>
      <text:p text:style-name="P26">New graphing design</text:p>
      <text:p text:style-name="P26">Strong program in criminal justice</text:p>
      <text:p text:style-name="P26">2+2 early childhood</text:p>
      <text:p text:style-name="P26">Dive Lagoon</text:p>
      <text:p text:style-name="P26">Upper Keys Center and Middle Keys Center</text:p>
      <text:p text:style-name="P26">Transition to the Banner system at same time going through reaffirmation</text:p>
      <text:p text:style-name="P26">Budget problems – tourism</text:p>
      <text:p text:style-name="P26">State budget – holdbacks</text:p>
      <text:p text:style-name="P26">Limited career opportunities – suggest entreprenewurship</text:p>
      <text:p text:style-name="P26">Interest in retention</text:p>
      <text:p text:style-name="P26">Workforce development and continuing education</text:p>
      <text:p text:style-name="P26">Need to have first contact person</text:p>
      <text:p text:style-name="P26">Aging population</text:p>
      <text:p text:style-name="P26">Diversity of education, culture and skills among faculty and staff is a strength</text:p>
      <text:p text:style-name="P26">Steady increase in enrollment</text:p>
      <text:p text:style-name="P26">Need for certifications</text:p>
      <text:p text:style-name="P26">More successfult reusltd increasing the enrollment of high school students</text:p>
      <text:p text:style-name="P26">Strong focus on student learng (strategic goal #2)</text:p>
      <text:p text:style-name="P26"/>
      <text:p text:style-name="P26">Add </text:p>
      <text:p text:style-name="P26">Clearly articulate vision</text:p>
      <text:p text:style-name="P26">Effective communication with constituencies</text:p>
      <text:p text:style-name="P26">Primacy of learning outcomes in budgeting and planning process</text:p>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Heading_20_42" style:display-name="Heading 42" style:family="paragraph" style:parent-style-name="Standard">
      <style:paragraph-properties fo:margin-left="0.1874in" fo:margin-right="0.1043in" fo:margin-top="0.1043in" fo:margin-bottom="0.0835in" style:contextual-spacing="false" style:line-height-at-least="0.1563in" fo:text-indent="0in" style:auto-text-indent="false"/>
      <style:text-properties fo:color="#5d5d4f" style:font-name="Georgia" fo:font-family="Georgia" style:font-family-generic="roman" style:font-pitch="variable" fo:font-size="8.5pt" fo:font-weight="bold" style:font-size-asian="8.5pt" style:font-weight-asian="bold" style:font-name-complex="Georgia" style:font-family-complex="Georgia" style:font-family-generic-complex="roman" style:font-pitch-complex="variable" style:font-size-complex="8.5pt" style:font-weight-complex="bold"/>
    </style:style>
    <style:style style:name="Normal_20__28_Web_29_20" style:display-name="Normal (Web)20" style:family="paragraph" style:parent-style-name="Standard">
      <style:paragraph-properties fo:margin-left="0.1874in" fo:margin-right="0.1043in" fo:margin-top="0.0728in" fo:margin-bottom="0.1043in" style:contextual-spacing="false" style:line-height-at-least="0.1665in" fo:text-indent="0in" style:auto-text-indent="false"/>
      <style:text-properties fo:color="#333333" fo:font-size="9pt" style:font-size-asian="9pt" style:font-size-complex="9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extclass1" style:family="text" style:parent-style-name="Default_20_Paragraph_20_Fon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style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nothing"/>
        </style:list-level-properties>
      </text:list-level-style-number>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nothing"/>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nothing"/>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nothing"/>
        </style:list-level-properties>
      </text:list-level-style-number>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nothing"/>
        </style:list-level-properties>
      </text:list-level-style-number>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format="1">
        <style:list-level-properties text:list-level-position-and-space-mode="label-alignment">
          <style:list-level-label-alignment text:label-followed-by="nothing"/>
        </style:list-level-properties>
      </text:list-level-style-number>
      <text:list-level-style-number text:level="2" text:style-name="WW8Num6z1" style:num-format="1" text:start-value="0">
        <style:list-level-properties text:list-level-position-and-space-mode="label-alignment">
          <style:list-level-label-alignment text:label-followed-by="listtab"/>
        </style:list-level-properties>
      </text:list-level-style-number>
      <text:list-level-style-number text:level="3" text:style-name="WW8Num6z2" style:num-format="1" text:start-value="0">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stion 1</dc:title>
    <meta:initial-creator>Dr. Steve Atkins</meta:initial-creator>
    <meta:creation-date>2006-11-26T15:22:00</meta:creation-date>
    <dc:creator>Dr. Steve Atkins</dc:creator>
    <dc:date>2006-11-26T20:29:00</dc:date>
    <meta:editing-cycles>8</meta:editing-cycles>
    <meta:editing-duration>PT5H7M</meta:editing-duration>
    <meta:document-statistic meta:table-count="0" meta:image-count="0" meta:object-count="0" meta:page-count="16" meta:paragraph-count="146" meta:word-count="6534" meta:character-count="40854" meta:non-whitespace-character-count="34307"/>
    <meta:generator>LibreOffice/4.1.4.2$Windows_x86 LibreOffice_project/0a0440ccc0227ad9829de5f46be37cfb6edcf72</meta:generator>
  </office:meta>
</office:document-meta>
</file>